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9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0, FF 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1891</text:p>
      <text:p text:style-name="P6">Month<text:tab/><text:tab/><text:tab/><text:tab/><text:tab/><text:tab/>June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ews, Russian; Jews--Persecutions--Russia; Emigration and immigration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<text:soft-page-break/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9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, through page 8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./</text:p>
      <text:p text:style-name="P3"/>
      <text:p text:style-name="P3">[Front Cover]</text:p>
      <text:p text:style-name="P3">[Note: The number "89" is written in pencil and circled in the top right corner of the page.]</text:p>
      <text:p text:style-name="P4">June(/)91/</text:p>
      <text:p text:style-name="P2">On Russian persecutions/</text:p>
      <text:p text:style-name="P2"/>
      <text:p text:style-name="P3">[Page 1]</text:p>
      <text:p text:style-name="P3">In the thirty third <text:span text:style-name="T2">canto</text:span><text:span text:style-name="T3"> of Dante's first part of his "Divine Comedy" "Hell," Count/ Ugolino, being about to tell the agonies of his own/ soul and the suffering of his children, when left to starve/ to death in </text:span><text:span text:style-name="T4">a</text:span><text:span text:style-name="T5"> the loneliness of a town, says: "E se non/ piangi di che pianger suoli?." which means "If thou/ weepest not at this, what will make thy tears flow?"/ <text:s/>Of that distressful lament I was reminded and [?] intensely grieved as I ran/ over the leaves of a book which has just issued from the press./ <text:s/>It is an octavo volume containing upwards of four/ hundred pages. <text:s/>In there I saw a pen picture of the/ pangs of our brethren, immured in a dismal dungeon,/ called "Russia". <text:s/>Translated largely from the English,/ and reproduced in part from French writings, it is/ in the language of the latter, that the reader of the book/ is given </text:span><text:span text:style-name="T4">an exhaustive</text:span><text:span text:style-name="T5"> graphic narrative of refined barbaraties[sic!],/ fore</text:span><text:span text:style-name="T4">tokening</text:span><text:span text:style-name="T5">shadowing the </text:span><text:soft-page-break/><text:span text:style-name="T5">judicial murder of the defenceless[sic!]./ <text:s/>Yes:, to the ineffaceable shame of Christendom, "defen-/-celess". <text:s/>What avail meetings, resolutions and me-/-morials, since a heartless diplomacy seals the lips/ that might speak words of deliverance? <text:s/>I know/ that if a handful of the followers of Jesus of Na-/-zareth, in some remote corner of Asia or Africa,/</text:span></text:p>
      <text:p text:style-name="P3"><text:span text:style-name="T5"/></text:p>
      <text:p text:style-name="P3"><text:span text:style-name="T5">[Page 2]</text:span></text:p>
      <text:p text:style-name="P3"><text:span text:style-name="T5">felt the lash of Mohammedanism, an alarm/ would sound from the gulph of Bothnia to the/ Mediterranean sea; its echo reaching where the At-/-lantic and the Pacific lie. <text:s/>But blandishments only/ proceed whence protests should go earnestly forth./ <text:s/>The accredited champion of human rights is urged on,/ but it remains motionless. <text:s/>Baker and Cummings and/ Hilt remonstrate, now strongly </text:span><text:span text:style-name="T4">again</text:span><text:span text:style-name="T5"> anon mildly, even/ in a whisper--lest the hearer </text:span><text:span text:style-name="T4">be offended</text:span><text:span text:style-name="T5"> object all. <text:s/>To no purpose. <text:s/>The government at/ our Capital </text:span><text:span text:style-name="T4">does not hear</text:span><text:span text:style-name="T5"> has ears for nothing, save that which affects its/ temporal advancement. <text:s/>Might not the Autocrat/ knit his brows? <text:s/>Why venture his displeasure,--hurting/ our interests--, for the sake of...Jews? <text:s/>A brother/ in faith, supposed to be in the confidence of our Se-/-cretary of State, gave me his assurance that the chance/ was closely watched for a </text:span><text:span text:style-name="T6">friendly</text:span><text:span text:style-name="T5"> interposition</text:span><text:span text:style-name="T4">?</text:span><text:span text:style-name="T5">. <text:s/>What/ chance? <text:s/>Rapine and rape and rain run at each/ other's heels, and the opportunity has not yet/ arrived for an expression of disapproval; for an/ amicable suggestion! <text:s/>Per</text:span><text:span text:style-name="T4">haps</text:span><text:span text:style-name="T5">chance, the gentle hint is/ deferred until young and old blown at the mouth of/ the cannon, or driven out at the point of the bayonet,/</text:span></text:p>
      <text:p text:style-name="P3"><text:span text:style-name="T5"/></text:p>
      <text:p text:style-name="P3"><text:span text:style-name="T5">[Page 3]</text:span></text:p>
      <text:p text:style-name="P3"><text:span text:style-name="T5">cease to pollute holy(?) Russia with their presence./ <text:s/></text:span><text:span text:style-name="T4">So</text:span><text:span text:style-name="T5"> Says the book, which has impressed me deeply:/ "If a red line were drawn across a map delineating/ Jewish districts throughout Russia, where atrocities are/ perpetrated, the whole of that geographical chart would/ seem dipped in blood." <text:s/>Not a spot but in which the/ bludgeon, and the scourge and human infamy mark/ out every hour of the day [Hebrew] "The grand old man"/ in England, was all fire to help Greece to burn away/ the bands that Turkey </text:span><text:span text:style-name="T4">in 1877</text:span><text:span text:style-name="T5"> had thrown around her limbs,/ and how ardent his wish in 1877 that the Russo-Turkish/ war would end in planting the Cross on the minarets/ of Constantinople! <text:s/>But now the famous statesman, and author, and orator of whom I would speak deferentially, Mr. Gladstone, pleads/ a loss of influence with his once most Christian fa-/-vorite,--Russia. <text:s/></text:span><text:span text:style-name="T4">He</text:span><text:span text:style-name="T5"> Now that </text:span><text:span text:style-name="T6">we</text:span><text:span text:style-name="T5"> are concerned, he laments the circulating reports,/ advises a careful investigation, and approves of a/ settlement of Jews in Palestine. <text:s/>Thanks: Great/ Britain fears a foreign invasion of underpaid workers. <text:s/>Let her keep/ calm; the homeless will not </text:span><text:span text:style-name="T4">seek swarm</text:span><text:span text:style-name="T5"> crowd/ her borders. <text:s/>The land beyond the Ocean can shelter/ and feed and </text:span><text:span text:style-name="T4">feed</text:span><text:span text:style-name="T5"> strengthen the soul-harassed outcasts. <text:s/>Thither/ will they wend their weary steps./</text:span></text:p>
      <text:p text:style-name="P3"><text:span text:style-name="T5"/></text:p>
      <text:p text:style-name="P3"><text:span text:style-name="T5">[Page 4]</text:span></text:p>
      <text:p text:style-name="P3"><text:span text:style-name="T5">Oh! <text:s/>May not the narrow spirit which has disgraced/ the Hebrews of Chicago spread its bane farther? <text:s/>I </text:span><text:span text:style-name="T4">am</text:span><text:span text:style-name="T5"> feel/ unspeakably humiliated at the thought that men, who/ probably reached our shores in a plight not unlike/ that of the hapless </text:span><text:span text:style-name="T4">refugees</text:span><text:span text:style-name="T5"> fugitives from Russia, </text:span><text:span text:style-name="T4">now</text:span><text:span text:style-name="T5"> since/ </text:span><text:span text:style-name="T4">that</text:span><text:span text:style-name="T5"> </text:span><text:span text:style-name="T6">they</text:span><text:span text:style-name="T5"> have gathered abundance, refuse brothers/ in misery even the gleanings of the rich fields they/ have planted. <text:s/>I have read that after the ex-/-pulsion from Spain and Portugal, the Jews of/ some Italian cities sought to influence the local/ authorities against the admission of the exiles./ <text:s/>That cruelty, may have a slight extenuation in the/ difficulty of making room and affording sufficient/ scope for trade and commerce as the Italian peninsula covers a very small area of ground, and eve in 1492 its available means were limited--but boundless al-/-most in size and exhaustless in its resources is this God-/favored country. <text:s/>To deny the oppressed admission/ is unpardonable selfishness. <text:s/>Poverty stricken/ the refugees may be, but they do not carry--as alleged truthfully or </text:span><text:span text:style-name="T6">falsely</text:span><text:span text:style-name="T5"> against other foreigners--wea-/-pons of destruction. <text:s/>They carry their sinewy arms,/ and a heritage of </text:span><text:span text:style-name="T4">[?]</text:span><text:span text:style-name="T5"> indefatigable industry. <text:s/>I do not/ hail their arrival. <text:s/>I deplore the causes which com-/-pel an exodus unparalleled in extent since the dispersion./</text:span></text:p>
      <text:p text:style-name="P3"><text:soft-page-break/><text:span text:style-name="T5"/></text:p>
      <text:p text:style-name="P3"><text:span text:style-name="T5">[Page 5]</text:span></text:p>
      <text:p text:style-name="P3"><text:span text:style-name="T5">I would that a political overthrow of the wret-/-ched rule of despotism should </text:span><text:span text:style-name="T4">give</text:span><text:span text:style-name="T5"> issue my brethren/ the inalienable rights of "life, liberty and the/ pursuit of happiness." <text:s/>But that devoutly to be/ hoped for event is not within sight. <text:s/>Shall/ </text:span><text:span text:style-name="T4">the gates of</text:span><text:span text:style-name="T5"> America, that owes her prosperity/ very largely to the toil and thrift of her foreign/ population, </text:span><text:span text:style-name="T4">be</text:span><text:span text:style-name="T5"> shut her gates in the face of the unfortunates?/ <text:s/>Oh! may not </text:span><text:span text:style-name="T4">our lawmakers</text:span><text:span text:style-name="T5"> an evil counsel in Washington </text:span><text:span text:style-name="T4">determine</text:span><text:span text:style-name="T5"> had to/ </text:span><text:span text:style-name="T4">upon</text:span><text:span text:style-name="T5"> a course so contrary to the </text:span><text:span text:style-name="T4">guiding</text:span><text:span text:style-name="T5"> principles/ being at the basis of the </text:span><text:span text:style-name="T4">generous</text:span><text:span text:style-name="T5"> Northern Republic, and so inhuman!/ <text:s/>I have no faith in the Southern Republics upon/ this Western Continent. <text:s/>Turbulent, unsteady and jealous of/ one another, they might look askance on an element/ strange to them in appearance </text:span><text:span text:style-name="T4">in language</text:span><text:span text:style-name="T5">, and/ religion, and bearing the reputation of being sharp-witted. <text:s/>Catholic Spaniards and Portuguese are/ not the heirs of a national love to the believers/ in the Unity. <text:s/>Minds such as an Emilio/ Castelar, a Sagosta, a Lopez de la Pusa may/ rise above the prejudices of centuries, but the po-/-pulace are too priest-ridden to welcome foreigners,/ who </text:span><text:span text:style-name="T4">do not go to</text:span><text:span text:style-name="T5"> give </text:span><text:span text:style-name="T4">a wide berth</text:span><text:span text:style-name="T5"> a wide berth the confessional </text:span><text:span text:style-name="T4">but</text:span><text:span text:style-name="T5"> and worship in a/ Synagogue./</text:span></text:p>
      <text:p text:style-name="P3"><text:span text:style-name="T5"/></text:p>
      <text:p text:style-name="P3"><text:span text:style-name="T5">[Page 6]</text:span></text:p>
      <text:p text:style-name="P3"><text:span text:style-name="T5">What tidings the commissioners of Baron de/ Hirsch will bring from Brazil and the Argentine/ Confederation I cannot divine, but not every/ report in the name of the uniquely Jewish phi-/-lanthropist of our age, can be accepted as a fact./ <text:s/>I cannot credit, for instance, that he, so sagacious,/ considers the Czar innocent of the shocking indig-/-</text:span><text:span text:style-name="T4">g</text:span><text:span text:style-name="T5">nities practised on millions of Jewish subjects;/ that governors, inspectors, policemen, foully abuse the/ power vested in them, to tear out the life of the Jew,/ to rob his wife and daughters of their honor, to/ plunder and destroy and chase away, and that the/ royal master is left in utter ignorance of those/ demoniac outrages. <text:s/>But if it be so,--and daily accounts re-/-fute the theory why does he </text:span><text:span text:style-name="T4">determinedly</text:span><text:span text:style-name="T5"> peremptorily refuse to/ become enlightened? <text:s/>The petition consequent upon/ the famous meeting at Guildhall on the 10th/ of December last, aimed humbly to relate some of/ the hardships endured by the Hebrews. <text:s/>The empe-/-ror was implored in touching language to look/ benignantly into the misery of millions;--the memorialists asserting/ that they are deserving of compassionate consideration,/</text:span></text:p>
      <text:p text:style-name="P3"><text:span text:style-name="T5"/></text:p>
      <text:p text:style-name="P3"><text:span text:style-name="T5">[Page 7]</text:span></text:p>
      <text:p text:style-name="P3"><text:span text:style-name="T5">that they are patriots, though reckoned aliens,/ that the number of the soldiers they furnish to the Russian army, ex-/-ceeds in proportion that </text:span><text:span text:style-name="T4">of</text:span><text:span text:style-name="T5"> from the midst of the/ dominant religion; that Jews, obedient to their/ ancient laws pray in their houses of worship for the/ crowned ruler and his family. <text:s/>But notwithstand-/-ing that, the memorial was couched in the hum-/-blest terms, and that the Czar was exonerated by/ every speaker, at that </text:span><text:span text:style-name="T4">now</text:span><text:span text:style-name="T5"> henceforth historic meeting, from/ the crimes committed in his </text:span><text:span text:style-name="T4">name</text:span><text:span text:style-name="T5"> dominions, Alexander III, would/ not learn what </text:span><text:span text:style-name="T4">he [?] declared</text:span><text:span text:style-name="T5"> ingeniousness or policy declares him to be unacquainted with./ <text:s/>He returned the </text:span><text:span text:style-name="T4">memorial</text:span><text:span text:style-name="T5"> petition unread. <text:s/>None shall dare/ stand between his rod and his victims to parry/ the blow. <text:s/>To me the proposition attributed/ to the Baron appears to border on insanity. <text:s/>The/ munificent Israelite manifestly admits that the/ Czar has </text:span><text:span text:style-name="T4">enjoined</text:span><text:span text:style-name="T5"> promulgated the edict of expulsion, and yet/ he is asked to allow thousands to expatriate at/ a time, expecting that the rest, left behind, will en-/-joy the principal possession of their homes, till their/ turn arrives to be driven away. <text:s/>What poor know-/-ledge of human nature; no, what poor knowledge of the/</text:span></text:p>
      <text:p text:style-name="P3"><text:span text:style-name="T5"/></text:p>
      <text:p text:style-name="P3"><text:span text:style-name="T5">[Page 8]</text:span></text:p>
      <text:p text:style-name="P3"><text:span text:style-name="T5">inhuman nature of the Cossack the Baron/ must have to entertain such anticipations! <text:s/>A/ people held at sufferance, to </text:span><text:span text:style-name="T4">be</text:span><text:span text:style-name="T5"> abide tranquilly in a/ country that has doomed them to </text:span><text:span text:style-name="T4">banishment</text:span><text:span text:style-name="T5"> captivity!/ <text:s/>Our understanding must stamp the idea as a self evident/ absurdity, but our hearts, O fellow believers, must recognize/ the fearful duty of the hour. <text:s/>We must rise equal/ to the importance of this appalling episode </text:span><text:soft-page-break/><text:span text:style-name="T5">in our history. <text:s/>[Inserted from page 9: I ask it of you, I beg it of you, at this season, in the name of the fathers/ who stood at the foot of Sinai in accord of sentiments, in unison of creed,/ feeling that the Torah was destined to make them a people eternized to/ the service of One God. <text:s/>Do not shrink from the obligation which that glo-/-rious past imposes.]/ <text:s/></text:span><text:span text:style-name="T4">We</text:span><text:span text:style-name="T5"> You must prepare for an avalanche, as it were, of the/ </text:span><text:span text:style-name="T4">poor</text:span><text:span text:style-name="T5"> indigent and distressed. <text:s/>They may present a figure at which/ you, of America, </text:span><text:span text:style-name="T4">shrank</text:span><text:span text:style-name="T5"> start back. <text:s/></text:span><text:span text:style-name="T4">Let us</text:span><text:span text:style-name="T5"> Do not repel them./ <text:s/>The abjectness of some, the ignorance of others, the ill-/founded notions of many, are the inevitable effects of/ a mind-poisoning atmosphere. <text:s/>Bear with the evil--/for such it will prove for a period--You will pluck it/ off, when you strive to plant good. <text:s/>Through the/ children, you may uplift their parents, and yours/ will be the merit of having saved the largest portion of/ martyred Israel from extinction, or apostasy. <text:s/>In the/ language of Hosea, as in the prophetic lesson of this Sabbath,/ I cry: [Hebrew] <text:s/>"Say of your brothers 'My/ people', and of your sisters 'they are rescued by mercy'."./</text:span></text:p>
      <text:p text:style-name="P3"><text:span text:style-name="T5"/></text:p>
      <text:p text:style-name="P3"><text:span text:style-name="T5">[Page 9]</text:span></text:p>
      <text:p text:style-name="P3"><text:span text:style-name="T5">(Here followed an address to a Bar Mitzvah on the 31st an-/-niversary of the 7th st Synagogue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30T11:12:21.31</meta:creation-date>
    <dc:date>2012-08-30T12:07:29.87</dc:date>
    <dc:creator>Penn Libraries</dc:creator>
    <meta:editing-duration>PT00H03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1949" meta:character-count="12056"/>
  </office:meta>
</office:document-meta>
</file>